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Open Sans" svg:font-family="'Open Sans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181in" fo:margin-left="-0.0785in" fo:margin-top="0in" fo:margin-bottom="0in" table:align="left" style:writing-mode="lr-tb"/>
    </style:style>
    <style:style style:name="Table1.A" style:family="table-column">
      <style:table-column-properties style:column-width="3.2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1.A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P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fo:font-weight="bold" officeooo:paragraph-rsid="0019cd0a" style:font-weight-asian="bold" style:font-weight-complex="bold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Droid Sans Mono" officeooo:rsid="003c150b" officeooo:paragraph-rsid="003c150b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3c150b" officeooo:paragraph-rsid="003c150b"/>
    </style:style>
    <style:style style:name="P4" style:family="paragraph" style:parent-style-name="Text_20_body">
      <style:paragraph-properties fo:text-align="start" style:justify-single-word="false"/>
      <style:text-properties style:font-name="Open Sans1" fo:font-style="italic" fo:font-weight="normal" officeooo:rsid="001d934b" officeooo:paragraph-rsid="001d934b" style:font-style-asian="italic" style:font-weight-asian="normal" style:font-style-complex="italic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Open Sans1" officeooo:paragraph-rsid="002a8d2f"/>
    </style:style>
    <style:style style:name="P6" style:family="paragraph" style:parent-style-name="Text_20_body">
      <style:paragraph-properties fo:text-align="start" style:justify-single-word="false"/>
      <style:text-properties style:font-name="Open Sans1" fo:font-style="normal" fo:font-weight="normal" officeooo:rsid="003bf97f" officeooo:paragraph-rsid="003bf97f" style:font-style-asian="normal" style:font-weight-asian="normal" style:font-style-complex="normal" style:font-weight-complex="normal"/>
    </style:style>
    <style:style style:name="P7" style:family="paragraph" style:parent-style-name="Heading_20_1">
      <style:paragraph-properties fo:text-align="start" style:justify-single-word="false"/>
      <style:text-properties style:font-name="Open Sans1" officeooo:paragraph-rsid="0019cd0a"/>
    </style:style>
    <style:style style:name="P8" style:family="paragraph" style:parent-style-name="Heading_20_1" style:master-page-name="">
      <style:paragraph-properties fo:text-align="start" style:justify-single-word="false" style:page-number="auto"/>
      <style:text-properties style:font-name="Open Sans1" officeooo:paragraph-rsid="0019cd0a"/>
    </style:style>
    <style:style style:name="P9" style:family="paragraph" style:parent-style-name="Title" style:master-page-name="Standard">
      <style:paragraph-properties fo:text-align="start" style:justify-single-word="false" style:page-number="auto"/>
      <style:text-properties style:font-name="Open Sans1" fo:font-weight="bold" officeooo:rsid="003e12d8" officeooo:paragraph-rsid="003e12d8" style:font-weight-asian="bold" style:font-weight-complex="bold"/>
    </style:style>
    <style:style style:name="P10" style:family="paragraph" style:parent-style-name="Text_20_body" style:list-style-name="L1">
      <style:paragraph-properties fo:text-align="start" style:justify-single-word="false"/>
      <style:text-properties officeooo:rsid="00358a91" officeooo:paragraph-rsid="003bf97f"/>
    </style:style>
    <style:style style:name="P11" style:family="paragraph" style:parent-style-name="Text_20_body" style:list-style-name="L1">
      <style:paragraph-properties fo:text-align="start" style:justify-single-word="false"/>
      <style:text-properties officeooo:rsid="003bf97f" officeooo:paragraph-rsid="003bf97f"/>
    </style:style>
    <style:style style:name="P12" style:family="paragraph" style:parent-style-name="Heading_20_2">
      <style:paragraph-properties fo:text-align="start" style:justify-single-word="false"/>
      <style:text-properties style:font-name="Open Sans1" officeooo:paragraph-rsid="0019cd0a"/>
    </style:style>
    <style:style style:name="T1" style:family="text">
      <style:text-properties style:font-name="Open Sans1"/>
    </style:style>
    <style:style style:name="T2" style:family="text">
      <style:text-properties style:font-name="Open Sans1" fo:font-weight="bold" officeooo:rsid="003bf97f" style:font-weight-asian="bold" style:font-weight-complex="bold"/>
    </style:style>
    <style:style style:name="T3" style:family="text">
      <style:text-properties style:font-name="Open Sans1" officeooo:rsid="003856a5"/>
    </style:style>
    <style:style style:name="T4" style:family="text">
      <style:text-properties style:font-name="Open Sans1" officeooo:rsid="003bf97f"/>
    </style:style>
    <style:style style:name="T5" style:family="text">
      <style:text-properties officeooo:rsid="002a8d2f"/>
    </style:style>
    <style:style style:name="T6" style:family="text">
      <style:text-properties style:font-name="Open Sans" officeooo:rsid="003bf97f" style:font-name-asian="Open Sans" style:font-name-complex="Open Sans"/>
    </style:style>
    <style:style style:name="T7" style:family="text">
      <style:text-properties style:font-name="Open Sans" fo:font-weight="bold" style:font-name-asian="Open Sans" style:font-weight-asian="bold" style:font-name-complex="Open Sans" style:font-weight-complex="bold"/>
    </style:style>
    <style:style style:name="T8" style:family="text">
      <style:text-properties style:font-name="Open Sans" fo:font-weight="normal" style:font-name-asian="Open Sans" style:font-weight-asian="normal" style:font-name-complex="Open Sans" style:font-weight-complex="normal"/>
    </style:style>
    <style:style style:name="T9" style:family="text">
      <style:text-properties officeooo:rsid="003c15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ask Planning</text:p>
      <text:p text:style-name="P4">Time limit: 1 sec</text:p>
      <text:p text:style-name="P6"><text:tab/>You are a planning engineer of one electronic factor building a new electronic gadget. The production consists of N activities (numbered 0 to N-1). For each activity, there might be some prerequisite activities. An activities cannot be done if its prerequisite activities have not been completed.</text:p>
      <text:p text:style-name="P6"><text:tab/>Your task is to find the order of activities that should be done such that <text:s/><text:span text:style-name="T5">no activity is performed before its prerequisite activities are done.</text:span></text:p>
      <text:h text:style-name="P7" text:outline-level="1">Input</text:h>
      <text:list xml:id="list7290470920438315875" text:style-name="L1">
        <text:list-item>
          <text:p text:style-name="P10"><text:span text:style-name="T1">The first line of input </text:span><text:span text:style-name="T3">contains </text:span><text:span text:style-name="T4">one integer </text:span><text:span text:style-name="T2">N</text:span><text:span text:style-name="T4"> (1 </text:span><text:span text:style-name="T6">≤</text:span><text:span text:style-name="T4"> N </text:span><text:span text:style-name="T6">≤</text:span><text:span text:style-name="T4"> 1,000)</text:span></text:p>
        </text:list-item>
        <text:list-item>
          <text:p text:style-name="P11"><text:span text:style-name="T1">The next </text:span><text:span text:style-name="T7">N</text:span><text:span text:style-name="T8"> lines describe prerequisites of each activity starting from activity 0 to activities </text:span><text:span text:style-name="T7">N</text:span><text:span text:style-name="T8">-1 using the following format.</text:span></text:p>
          <text:list>
            <text:list-item>
              <text:p text:style-name="P11"><text:span text:style-name="T8">There are </text:span><text:span text:style-name="T7">M</text:span><text:span text:style-name="T8">+1 integers in each line. The first integer is </text:span><text:span text:style-name="T7">M</text:span><text:span text:style-name="T8"> itself. The </text:span><text:span text:style-name="T7">M</text:span><text:span text:style-name="T8"> following integers describe the prerequisite activities of this activity.</text:span></text:p>
            </text:list-item>
          </text:list>
        </text:list-item>
      </text:list>
      <text:h text:style-name="P8" text:outline-level="1">Output</text:h>
      <text:p text:style-name="P5"><text:tab/><text:span text:style-name="T5">The output must be a list of activities in the order that no activity is performed before its prerequisite activities are done. There might be more than one possible list, you can output any list.</text:span></text:p>
      <text:h text:style-name="P7" text:outline-level="1">Example </text:h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Input</text:p>
          </table:table-cell>
          <table:table-cell table:style-name="Table1.A1" office:value-type="string">
            <text:p text:style-name="P1"><text:span text:style-name="T9">Possible </text:span>Output</text:p>
          </table:table-cell>
        </table:table-row>
        <table:table-row table:style-name="Table1.1">
          <table:table-cell table:style-name="Table1.A1" office:value-type="string">
            <text:p text:style-name="P2">4</text:p>
            <text:p text:style-name="P2">0</text:p>
            <text:p text:style-name="P2">0</text:p>
            <text:p text:style-name="P2">0</text:p>
            <text:p text:style-name="P2">0</text:p>
          </table:table-cell>
          <table:table-cell table:style-name="Table1.A1" office:value-type="string">
            <text:p text:style-name="P3">0 1 2 3</text:p>
          </table:table-cell>
        </table:table-row>
        <table:table-row table:style-name="Table1.1">
          <table:table-cell table:style-name="Table1.A3" office:value-type="string">
            <text:p text:style-name="P2">4</text:p>
            <text:p text:style-name="P2">1 1</text:p>
            <text:p text:style-name="P2">2 3 2</text:p>
            <text:p text:style-name="P2">0</text:p>
            <text:p text:style-name="P2">0</text:p>
          </table:table-cell>
          <table:table-cell table:style-name="Table1.A3" office:value-type="string">
            <text:p text:style-name="P3">2 3 1 0</text:p>
          </table:table-cell>
        </table:table-row>
      </table:table>
      <text:h text:style-name="P1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Open Sans" svg:font-family="'Open Sans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.0$Linux_X86_64 LibreOffice_project/430m0$Build-2</meta:generator>
    <dc:date>2014-11-02T18:15:24.347773155</dc:date>
    <meta:editing-duration>PT13H35M27S</meta:editing-duration>
    <meta:editing-cycles>32</meta:editing-cycles>
    <meta:print-date>2014-09-09T23:50:22.741847462</meta:print-date>
    <meta:document-statistic meta:table-count="1" meta:image-count="0" meta:object-count="0" meta:page-count="1" meta:paragraph-count="25" meta:word-count="200" meta:character-count="1078" meta:non-whitespace-character-count="901"/>
  </office:meta>
</office:document-meta>
</file>